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144" officeooo:paragraph-rsid="000d1144"/>
    </style:style>
    <style:style style:name="P2" style:family="paragraph" style:parent-style-name="Standard">
      <style:text-properties officeooo:rsid="000fb203" officeooo:paragraph-rsid="000fb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  <text:p text:style-name="P2">how is everyo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2:37:39.345131011</meta:creation-date>
    <dc:date>2018-07-06T22:39:45.626584403</dc:date>
    <meta:editing-duration>PT2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5" meta:character-count="26" meta:non-whitespace-character-count="23"/>
  </office:meta>
</office:document-meta>
</file>